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ypesLookupStrategy.class2qnam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LookupStrategy.addBuiltInType( QName qnam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LookupStrategy.class2qname( Class clazz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LookupStrategy.qname2class(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